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P6" style:family="paragraph" style:parent-style-name="Text_20_body" style:list-style-name="L2">
      <style:paragraph-properties fo:padding="0.049cm" fo:border="0.06pt solid #d9d9e3"/>
    </style:style>
    <style:style style:name="P7" style:family="paragraph" style:parent-style-name="Text_20_body" style:list-style-name="L1">
      <style:paragraph-properties fo:margin-top="0cm" fo:margin-bottom="0cm" loext:contextual-spacing="false" fo:padding="0.049cm" fo:border="0.06pt solid #d9d9e3"/>
    </style:style>
    <style:style style:name="P8" style:family="paragraph" style:parent-style-name="Text_20_body" style:list-style-name="L2">
      <style:paragraph-properties fo:margin-top="0cm" fo:margin-bottom="0cm" loext:contextual-spacing="false" fo:padding="0.049cm" fo:border="0.06pt solid #d9d9e3"/>
    </style:style>
    <style:style style:name="P9" style:family="paragraph" style:parent-style-name="Text_20_body" style:master-page-name="MP0">
      <style:paragraph-properties style:page-number="auto" fo:break-before="pag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loext:padding="0.049cm" loext:border="0.06pt solid #d9d9e3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3">Для решения задачи мониторинга производства с использованием машинного обучения, систему можно разбить на несколько компонентов и этапов:</text:span></text:span></text:p>
      <text:list xml:id="list2154228807" text:style-name="L1">
        <text:list-item>
          <text:p text:style-name="P5"><text:span text:style-name="Strong_20_Emphasis"><text:span text:style-name="T4">Сбор данных:</text:span></text:span></text:p>
          <text:list>
            <text:list-item>
              <text:p text:style-name="P7">Необходимо установить камеры на стратегически важных местах производственной площадки для захвата всех этапов процесса.</text:p>
            </text:list-item>
            <text:list-item>
              <text:p text:style-name="P7">Данные с камер могут быть в виде видеопотоков или последовательности кадров. Эти данные могут содержать информацию о происходящих событиях, рабочих и времени.</text:p>
            </text:list-item>
          </text:list>
        </text:list-item>
        <text:list-item>
          <text:p text:style-name="P5"><text:span text:style-name="Strong_20_Emphasis"><text:span text:style-name="T4">Аннотация данных:</text:span></text:span></text:p>
          <text:list>
            <text:list-item>
              <text:p text:style-name="P7">Перед обучением модели необходимо разметить данные, чтобы учебная модель могла понимать, что происходит на каждом этапе.</text:p>
            </text:list-item>
            <text:list-item>
              <text:p text:style-name="P7">Вручную разметить можно, например, начало и конец каждого этапа, а также обозначить присутствие рабочих на видео.</text:p>
            </text:list-item>
          </text:list>
        </text:list-item>
        <text:list-item>
          <text:p text:style-name="P5"><text:span text:style-name="Strong_20_Emphasis"><text:span text:style-name="T4">Обработка данных:</text:span></text:span></text:p>
          <text:list>
            <text:list-item>
              <text:p text:style-name="P7">Видео можно разбить на кадры или последовательности кадров, чтобы подавать их в модель пакетами.</text:p>
            </text:list-item>
            <text:list-item>
              <text:p text:style-name="P7">Данные могут быть предобработаны для снижения шума, улучшения качества изображения, и т.д.</text:p>
            </text:list-item>
          </text:list>
        </text:list-item>
        <text:list-item>
          <text:p text:style-name="P5"><text:span text:style-name="Strong_20_Emphasis"><text:span text:style-name="T4">Обучение модели:</text:span></text:span></text:p>
          <text:list>
            <text:list-item>
              <text:p text:style-name="P7">Для выделения этапов процесса и распознавания деятельности рабочих можно использовать различные подходы.</text:p>
            </text:list-item>
            <text:list-item>
              <text:p text:style-name="P7"><text:span text:style-name="Strong_20_Emphasis"><text:span text:style-name="T4">Детекция объектов и активностей:</text:span></text:span> Можно использовать свёрточные нейронные сети (CNN) для детекции объектов и людей на изображении или видео.</text:p>
            </text:list-item>
            <text:list-item>
              <text:p text:style-name="P7"><text:span text:style-name="Strong_20_Emphasis"><text:span text:style-name="T4">Рекуррентные нейронные сети (RNN):</text:span></text:span> Если важна последовательность событий, можно использовать RNN для анализа деятельности на временных рядах.</text:p>
            </text:list-item>
            <text:list-item>
              <text:p text:style-name="P7"><text:span text:style-name="Strong_20_Emphasis"><text:span text:style-name="T4">Трансформеры:</text:span></text:span> Если у вас есть доступ к большим вычислительным ресурсам, трансформеры могут обрабатывать последовательности данных, сохраняя информацию о контексте.</text:p>
            </text:list-item>
          </text:list>
        </text:list-item>
        <text:list-item>
          <text:p text:style-name="P5"><text:span text:style-name="Strong_20_Emphasis"><text:span text:style-name="T4">Интеграция информации:</text:span></text:span></text:p>
          <text:list>
            <text:list-item>
              <text:p text:style-name="P7">Модель будет предсказывать начало и конец каждого этапа, а также обнаруживать деятельность рабочих.</text:p>
            </text:list-item>
            <text:list-item>
              <text:p text:style-name="P7">Эти предсказания можно объединить с данными о времени начала и окончания каждого этапа.</text:p>
            </text:list-item>
          </text:list>
        </text:list-item>
        <text:list-item>
          <text:p text:style-name="P5"><text:span text:style-name="Strong_20_Emphasis"><text:span text:style-name="T4">Отслеживание и анализ:</text:span></text:span></text:p>
          <text:list>
            <text:list-item>
              <text:p text:style-name="P7"><text:soft-page-break/>Результаты модели можно использовать для мониторинга процесса на производственной площадке.</text:p>
            </text:list-item>
            <text:list-item>
              <text:p text:style-name="P7">Можно создать интерфейс для визуализации результатов, который позволит операторам отслеживать текущий статус процесса, время выполнения каждого этапа и деятельность рабочих.</text:p>
            </text:list-item>
          </text:list>
        </text:list-item>
        <text:list-item>
          <text:p text:style-name="P5"><text:span text:style-name="Strong_20_Emphasis"><text:span text:style-name="T4">Обратная связь и улучшение:</text:span></text:span></text:p>
          <text:list>
            <text:list-item>
              <text:p text:style-name="P7">Результаты модели следует регулярно проверять и анализировать вместе с операторами производства.</text:p>
            </text:list-item>
            <text:list-item>
              <text:p text:style-name="P7">Если модель допускает ошибки, можно использовать обратную связь для улучшения аннотации данных и дообучения модели.</text:p>
            </text:list-item>
          </text:list>
        </text:list-item>
        <text:list-item>
          <text:p text:style-name="P5"><text:span text:style-name="Strong_20_Emphasis"><text:span text:style-name="T4">Развитие системы:</text:span></text:span></text:p>
          <text:list>
            <text:list-item>
              <text:p text:style-name="P5">После внедрения системы мониторинга можно рассмотреть возможности расширения функциональности, такие как автоматическое оповещение при задержках или автоматическая регулировка производственных параметров на основе данных.</text:p>
            </text:list-item>
          </text:list>
        </text:list-item>
      </text:list>
      <text:p text:style-name="P4">Следует помнить, что данная задача требует как технических знаний в области компьютерного зрения и машинного обучения, так и понимания производственного процесса. Важно сбалансировать точность и сложность модели с реальными требованиями и возможностями системы мониторинга.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2"/></text:span></text:p>
      <text:p text:style-name="P3"><text:span text:style-name="Default_20_Paragraph_20_Font"><text:span text:style-name="T5">Конкретные модели и подходы могут зависеть от множества факторов, таких как доступные данные, требования к производительности, бюджет, а также ваши технические предпочтения. Однако, вот некоторые модели и методы, которые можно рассмотреть:</text:span></text:span></text:p>
      <text:list xml:id="list3417632375" text:style-name="L2">
        <text:list-item>
          <text:p text:style-name="P6"><text:span text:style-name="Strong_20_Emphasis"><text:span text:style-name="T4">Детекция объектов и активностей:</text:span></text:span></text:p>
          <text:list>
            <text:list-item>
              <text:p text:style-name="P8">Модель: Faster R-CNN, YOLO (You Only Look Once), SSD (Single Shot MultiBox Detector).</text:p>
            </text:list-item>
            <text:list-item>
              <text:p text:style-name="P8">Взаимодействие модулей: Данные с камер передаются в модель детекции, которая обнаруживает объекты (сырье, рабочие) и активности на каждом этапе. Результаты детекции могут содержать информацию о координатах, классах объектов и времени.</text:p>
            </text:list-item>
          </text:list>
        </text:list-item>
        <text:list-item>
          <text:p text:style-name="P6"><text:span text:style-name="Strong_20_Emphasis"><text:span text:style-name="T4">Рекуррентные нейронные сети (RNN):</text:span></text:span></text:p>
          <text:list>
            <text:list-item>
              <text:p text:style-name="P8">Модель: LSTM (Long Short-Term Memory), GRU (Gated Recurrent Unit).</text:p>
            </text:list-item>
            <text:list-item>
              <text:p text:style-name="P8">Взаимодействие модулей: Видеопоследовательности кадров передаются в RNN для анализа последовательности событий. Это может быть полезно, если важен порядок этапов и деятельности.</text:p>
            </text:list-item>
          </text:list>
        </text:list-item>
        <text:list-item>
          <text:p text:style-name="P6"><text:soft-page-break/><text:span text:style-name="Strong_20_Emphasis"><text:span text:style-name="T4">Трансформеры:</text:span></text:span></text:p>
          <text:list>
            <text:list-item>
              <text:p text:style-name="P8">Модель: Трансформерные архитектуры, такие как BERT, GPT (Generative Pre-trained Transformer), и их вариации для видеоданных.</text:p>
            </text:list-item>
            <text:list-item>
              <text:p text:style-name="P8">Взаимодействие модулей: Кадры видео или последовательности кадров преобразуются с использованием трансформеров для анализа деятельности на разных этапах.</text:p>
            </text:list-item>
          </text:list>
        </text:list-item>
        <text:list-item>
          <text:p text:style-name="P6"><text:span text:style-name="Strong_20_Emphasis"><text:span text:style-name="T4">Оборудование:</text:span></text:span></text:p>
          <text:list>
            <text:list-item>
              <text:p text:style-name="P8">Выбор оборудования будет зависеть от сложности задачи, бюджета и требований к производительности.</text:p>
            </text:list-item>
            <text:list-item>
              <text:p text:style-name="P8">Для меньших производственных площадок и небольших объемов данных можно использовать обычные вычислительные ресурсы, такие как современные многоядерные CPU и дискретные GPU.</text:p>
            </text:list-item>
            <text:list-item>
              <text:p text:style-name="P8">Для более масштабных систем может потребоваться использование высокопроизводительных GPU, TPU (Tensor Processing Units) или даже облачных вычислительных ресурсов.</text:p>
            </text:list-item>
            <text:list-item>
              <text:p text:style-name="P8">Важно учесть, что требования к оборудованию могут меняться с развитием моделей и объемом данных.</text:p>
            </text:list-item>
          </text:list>
        </text:list-item>
        <text:list-item>
          <text:p text:style-name="P6"><text:span text:style-name="Strong_20_Emphasis"><text:span text:style-name="T4">Взаимодействие модулей:</text:span></text:span></text:p>
          <text:list>
            <text:list-item>
              <text:p text:style-name="P8">Данные с камер передаются в модель для детекции и/или классификации объектов и активностей.</text:p>
            </text:list-item>
            <text:list-item>
              <text:p text:style-name="P8">Результаты анализа передаются в модуль обработки данных, где можно объединить информацию о времени начала и окончания каждого этапа.</text:p>
            </text:list-item>
            <text:list-item>
              <text:p text:style-name="P8">Модель может также предсказывать деятельность рабочих и временные интервалы каждого этапа.</text:p>
            </text:list-item>
            <text:list-item>
              <text:p text:style-name="P8">Результаты могут быть визуализированы на интерфейсе для операторов производства.</text:p>
            </text:list-item>
          </text:list>
        </text:list-item>
        <text:list-item>
          <text:p text:style-name="P6"><text:span text:style-name="Strong_20_Emphasis"><text:span text:style-name="T4">Сбор данных:</text:span></text:span></text:p>
          <text:list>
            <text:list-item>
              <text:p text:style-name="P8">Для сбора данных потребуются камеры, способные записывать видео или последовательности кадров на каждом этапе процесса.</text:p>
            </text:list-item>
            <text:list-item>
              <text:p text:style-name="P6">Камеры могут быть оборудованы системами передачи данных для связи с серверами, где будет проводиться анализ.</text:p>
            </text:list-item>
          </text:list>
        </text:list-item>
      </text:list>
      <text:p text:style-name="P4">Важно провести анализ требований и возможностей, чтобы выбрать наилучшие модели, архитектуры и оборудование для вашей конкретной задачи мониторинга производства.</text:p>
      <text:p text:style-name="P1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3-28T17:59:00Z</meta:creation-date>
    <dc:date>2023-08-23T10:37:39.293021987</dc:date>
    <meta:editing-cycles>6</meta:editing-cycles>
    <meta:editing-duration>PT13M9S</meta:editing-duration>
    <meta:document-statistic meta:table-count="0" meta:image-count="0" meta:object-count="0" meta:page-count="3" meta:paragraph-count="51" meta:word-count="698" meta:character-count="5259" meta:non-whitespace-character-count="4659"/>
    <meta:template xlink:type="simple" xlink:actuate="onRequest" xlink:title="" xlink:href="Normal.dotm"/>
  </office:meta>
</office:document-meta>
</file>